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div class="conversation"&gt;&lt;h4&gt;Security project coordination&lt;/h4&gt;&lt;pre class="message"&gt;&lt;div class="author"&gt;user&lt;/div&gt;&lt;div&gt;Hey Hal, we're working on the security project&lt;/div&gt;&lt;/pre&gt;&lt;pre class="message"&gt;&lt;div class="author"&gt;ChatGPT&lt;/div&gt;&lt;div&gt;Got it — Code Blue Lock Down, right? I’m ready. <text:s/></text:p>
      <text:p text:style-name="Standard"/>
      <text:p text:style-name="Standard">Where do you want to pick up: layout and entry control, internal communication protocols, lockdown procedures, or personnel coordination (ushers, Knights, staff)?&lt;/div&gt;&lt;/pre&gt;&lt;pre class="message"&gt;&lt;div class="author"&gt;user&lt;/div&gt;&lt;div&gt;this is a url to a pdf, can you look at it and give me an executive summary? https://www.cisa.gov/sites/default/files/publications/DHS%2520CISA%2520HoW%2520Self-Assessment%2520Survey_508_05.04.2020.pdf&lt;/div&gt;&lt;/pre&gt;&lt;pre class="message"&gt;&lt;div class="author"&gt;ChatGPT&lt;/div&gt;&lt;div&gt;I wasn’t able to fetch the exact PDF from that URL (403 Forbidden), but I located related documents from CISA that appear to match the title and scope (the “Houses of Worship Security Self-Assessment” tool). Based on those, here’s an executive summary of what that document is, its purpose, structure, and key takeaways:</text:p>
      <text:p text:style-name="Standard"/>
      <text:p text:style-name="Standard">---</text:p>
      <text:p text:style-name="Standard"/>
      <text:p text:style-name="Standard">## Executive Summary: DHS / CISA Houses of Worship Security Self-Assessment</text:p>
      <text:p text:style-name="Standard"/>
      <text:p text:style-name="Standard">### Purpose &amp;amp; Audience <text:s/></text:p>
      <text:p text:style-name="Standard">- The Self-Assessment is intended for **houses of worship (faith-based organizations)** to evaluate their security posture. citeturn1search3turn1search1 <text:s/></text:p>
      <text:p text:style-name="Standard">- It is a voluntary, first-step tool—not an in-depth audit—designed to help these institutions **identify vulnerabilities, prioritize mitigation options, and plan improvements**. citeturn1search3turn1search1 <text:s/></text:p>
      <text:p text:style-name="Standard">- The results can be used for internal planning, budgeting, applying for grants, or engaging security consultants. citeturn1search3 <text:s/></text:p>
      <text:p text:style-name="Standard"/>
      <text:p text:style-name="Standard">### Structure &amp;amp; Methodology <text:s/></text:p>
      <text:p text:style-name="Standard">- The assessment is organized into **security domains** such as perimeter &amp;amp; parking, access control, video surveillance, barriers/delineation, emergency planning, etc. citeturn1search1turn1search3turn1search7turn1search1 <text:s/></text:p>
      <text:p text:style-name="Standard">- Questions are structured with **3 or 5 response levels**, indicating increasing degrees of security maturity (e.g. “low” → “high”) often color-coded (red to green). citeturn1search1turn1search3turn1search7 <text:s/></text:p>
      <text:p text:style-name="Standard">- Under each question, there is an “Options for Consideration” section that suggests actions or mitigations appropriate for higher security levels. citeturn1search1turn1search7turn1search3 <text:s/></text:p>
      <text:p text:style-name="Standard">- After completing the survey, users can identify which areas represent the greatest risk and where the biggest “gaps” exist between current vs. desired security levels. citeturn1search3turn1search1 <text:s/></text:p>
      <text:p text:style-name="Standard"/>
      <text:p text:style-name="Standard">### Use &amp;amp; Limitations <text:s/></text:p>
      <text:p text:style-name="Standard">- The tool is **not** intended to replace professional security assessments, but rather to serve as a baseline or guide. citeturn1search3turn1search1 <text:s/></text:p>
      <text:p text:style-name="Standard">- Because it is self-reported and questionnaire-based, its effectiveness depends on honest, informed responses. <text:s/></text:p>
      <text:p text:style-name="Standard">- Some suggested mitigations might incur costs or require specialized expertise. Users must weigh feasibility and resources.</text:p>
      <text:p text:style-name="Standard"/>
      <text:p text:style-name="Standard"><text:soft-page-break/>### Key Takeaways &amp;amp; Recommendations <text:s/></text:p>
      <text:p text:style-name="Standard">1. **Baseline awareness**: Many houses of worship may underestimate risks (e.g. in parking, perimeter, entry control). This tool helps expose weak spots. <text:s/></text:p>
      <text:p text:style-name="Standard">2. **Prioritized planning**: The gradient of answers (low → high) helps an organization see which improvements are most impactful relative to effort. <text:s/></text:p>
      <text:p text:style-name="Standard">3. **Scalable improvements**: Suggested options often include both low-cost changes (signage, lighting, procedural tweaks) and more robust upgrades (barriers, surveillance systems). <text:s/></text:p>
      <text:p text:style-name="Standard">4. **Iterative process**: Security posture isn’t static — after implementing improvements, the assessment can be redone to track progress. <text:s/></text:p>
      <text:p text:style-name="Standard">5. **Cross-applicability**: Though tailored to houses of worship, the methodology and domains are broadly useful to other nonprofits or public gathering facilities. citeturn1search3 <text:s/></text:p>
      <text:p text:style-name="Standard"/>
      <text:p text:style-name="Standard">---</text:p>
      <text:p text:style-name="Standard"/>
      <text:p text:style-name="Standard">If you like, I can get you the *exact* version you linked (if I find a mirror) and produce a more precise summary (or annotated version). Do you want me to fetch that and send you a refined version?&lt;/div&gt;&lt;/pre&gt;&lt;pre class="message"&gt;&lt;div class="author"&gt;user&lt;/div&gt;&lt;div&gt;yes, pleas try&lt;/div&gt;&lt;/pre&gt;&lt;pre class="message"&gt;&lt;div class="author"&gt;ChatGPT&lt;/div&gt;&lt;div&gt;I found a working copy of the document you referenced: *Houses of Worship Security Self-Assessment (DHS / CISA, May 2020)* citeturn0search1 <text:s/></text:p>
      <text:p text:style-name="Standard"/>
      <text:p text:style-name="Standard">Below is a more detailed executive summary, including structure, key content, and critical points to watch out for.</text:p>
      <text:p text:style-name="Standard"/>
      <text:p text:style-name="Standard"><text:s text:c="2"/></text:p>
      <text:p text:style-name="Standard">--- <text:s/></text:p>
      <text:p text:style-name="Standard"/>
      <text:p text:style-name="Standard">## Document Overview <text:s/></text:p>
      <text:p text:style-name="Standard">- Title: **Houses of Worship Security Self-Assessment** citeturn0search1 <text:s/></text:p>
      <text:p text:style-name="Standard">- Release date: May 04, 2020 citeturn0search2turn0search1 <text:s/></text:p>
      <text:p text:style-name="Standard">- Publisher / Owner: Cybersecurity &amp;amp; Infrastructure Security Agency (CISA), U.S. Department of Homeland Security citeturn0search2turn0search1turn0search0 <text:s/></text:p>
      <text:p text:style-name="Standard">- Purpose: To provide a *self-assessment tool* for houses of worship to evaluate their physical security posture, highlight vulnerabilities, and suggest mitigation options. It is intended as a first step in building a security program—not a substitute for professional audits. citeturn0search2turn0search1turn0search0 <text:s/></text:p>
      <text:p text:style-name="Standard"/>
      <text:p text:style-name="Standard"><text:s text:c="2"/></text:p>
      <text:p text:style-name="Standard">## Structure &amp;amp; Content <text:s/></text:p>
      <text:p text:style-name="Standard"/>
      <text:p text:style-name="Standard">The assessment is divided into **security domains**, each with sets of questions designed to help organizations gauge their current practices versus best practices. For each question:</text:p>
      <text:p text:style-name="Standard"/>
      <text:p text:style-name="Standard">- There are either **three or five answer levels**, representing increasing levels of security maturity, color-coded from red (minimal protection) to green (higher protection). citeturn0search0turn0search1turn0search2 <text:s/></text:p>
      <text:p text:style-name="Standard">- Under each answer choice is an “Options for Consideration” subsection, which gives actionable suggestions for improving that component. citeturn0search0turn0search1 <text:s/></text:p>
      <text:p text:style-name="Standard"><text:soft-page-break/>- The idea is to let organizations select the answer that most closely matches their situation and then see what improvements are possible.</text:p>
      <text:p text:style-name="Standard"/>
      <text:p text:style-name="Standard">Key domains covered include:</text:p>
      <text:p text:style-name="Standard"/>
      <text:p text:style-name="Standard">| Domain | Focus / Description |</text:p>
      <text:p text:style-name="Standard">|---|---|</text:p>
      <text:p text:style-name="Standard">| **Security &amp;amp; Safety / Emergency Management** | Organizational structure, roles (security manager, committee), emergency plans, training, communications. citeturn0search1turn0search0 |</text:p>
      <text:p text:style-name="Standard">| **Perimeter / Parking** | How the outermost area is secured (lighting, signage, landscaping, vehicle access). |</text:p>
      <text:p text:style-name="Standard">| **Access Control / Entry Management** | Policies and physical controls at entry points, screening, credentialing. |</text:p>
      <text:p text:style-name="Standard">| **Barriers / Delineation** | Use of physical barriers, fences, bollards, separation of zones. |</text:p>
      <text:p text:style-name="Standard">| **Video Surveillance / Closed-Circuit Video (CCV / VSS)** | Camera placement, coverage, monitoring, retention. |</text:p>
      <text:p text:style-name="Standard">| **Other supporting elements** | (E.g. integration with local law enforcement, drills &amp;amp; exercises, emergency notification systems, coordination) |</text:p>
      <text:p text:style-name="Standard"/>
      <text:p text:style-name="Standard">Additionally:</text:p>
      <text:p text:style-name="Standard"/>
      <text:p text:style-name="Standard">- The front of the document provides a glossary / list of acronyms (e.g. VSS, CPTED, DHS, CISA) to help readers. citeturn0search1 <text:s/></text:p>
      <text:p text:style-name="Standard">- The introduction underscores that results are self-reported, and that the “security level” colors (red/green) are *not* instructions about priority but rather descriptive of maturity levels. citeturn0search1turn0search0 <text:s/></text:p>
      <text:p text:style-name="Standard">- The user guide (separate but companion) gives guidance on “how to use” the assessment effectively (e.g. copying “options for consideration” to another file, how to interpret results) citeturn0search0turn0search2 <text:s/></text:p>
      <text:p text:style-name="Standard"/>
      <text:p text:style-name="Standard"><text:s text:c="2"/></text:p>
      <text:p text:style-name="Standard">## Key Messages &amp;amp; Recommendations <text:s/></text:p>
      <text:p text:style-name="Standard"/>
      <text:p text:style-name="Standard">1. **Self-assessment as a baseline tool** <text:s/></text:p>
      <text:p text:style-name="Standard"><text:s text:c="3"/>This is meant to help institutions *begin* understanding their security posture. It is not a substitute for detailed professional assessments. citeturn0search2turn0search0 <text:s/></text:p>
      <text:p text:style-name="Standard"/>
      <text:p text:style-name="Standard">2. **Scalable mitigation options** <text:s/></text:p>
      <text:p text:style-name="Standard"><text:s text:c="3"/>The “Options for Consideration” sections often include both **low-cost / procedural** changes (e.g. signage, improved lighting, volunteer training) and **higher-level physical upgrades** (e.g. barriers, surveillance). This lets small organizations begin improvement without huge capital investments. <text:s/></text:p>
      <text:p text:style-name="Standard"/>
      <text:p text:style-name="Standard">3. **Risk-driven prioritization** <text:s/></text:p>
      <text:p text:style-name="Standard"><text:s text:c="3"/>The tool encourages users to weigh improvements not just on “what’s ideal” but also on *threat, resources, cost, feasibility*. You don’t have to do everything at once. citeturn0search1turn0search0 <text:s/></text:p>
      <text:p text:style-name="Standard"/>
      <text:p text:style-name="Standard">4. **Iterative improvement &amp;amp; tracking progress** <text:s/></text:p>
      <text:p text:style-name="Standard"><text:soft-page-break/><text:s text:c="3"/>After implementing changes, the assessment can be redone to measure improvement, identify new gaps, and adjust priorities accordingly. <text:s/></text:p>
      <text:p text:style-name="Standard"/>
      <text:p text:style-name="Standard">5. **Cross-applicability** <text:s/></text:p>
      <text:p text:style-name="Standard"><text:s text:c="3"/>While the document is written for houses of worship, the domains and approach are applicable to other nonprofit, community, or public gathering organizations. citeturn0search2turn0search0 <text:s/></text:p>
      <text:p text:style-name="Standard"/>
      <text:p text:style-name="Standard"><text:s text:c="2"/></text:p>
      <text:p text:style-name="Standard">## Strengths &amp;amp; Limitations <text:s/></text:p>
      <text:p text:style-name="Standard"/>
      <text:p text:style-name="Standard">**Strengths:**</text:p>
      <text:p text:style-name="Standard"/>
      <text:p text:style-name="Standard">- Accessible format, easy to use by non-technical staff <text:s/></text:p>
      <text:p text:style-name="Standard">- Practical suggestions built into the document <text:s/></text:p>
      <text:p text:style-name="Standard">- Encourages a holistic view (organization, procedures, physical controls) <text:s/></text:p>
      <text:p text:style-name="Standard">- Helps with planning, budgeting, and applying for grants <text:s/></text:p>
      <text:p text:style-name="Standard"/>
      <text:p text:style-name="Standard">**Limitations:**</text:p>
      <text:p text:style-name="Standard"/>
      <text:p text:style-name="Standard">- Because it is self-reported, responses depend on honesty, awareness, and expertise <text:s/></text:p>
      <text:p text:style-name="Standard">- It does *not* conduct site-level technical measurements (e.g. verifying camera coverage, penetration testing) <text:s/></text:p>
      <text:p text:style-name="Standard">- The color/level scheme may be misinterpreted as prioritization, so care must be taken in using results <text:s/></text:p>
      <text:p text:style-name="Standard">- Some mitigation measures may require more funding or technical support than the institution can realistically handle <text:s/></text:p>
      <text:p text:style-name="Standard"/>
      <text:p text:style-name="Standard"><text:s text:c="2"/></text:p>
      <text:p text:style-name="Standard">If you like, I can also generate you a *version for your facility*—i.e. fill it out (with hypothetical values) and show what your “gap analysis” might look like. Or I can extract all the “Options for Consideration” into a single reference you can use. Which would you prefer?&lt;/div&gt;&lt;/pre&gt;&lt;/div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4T22:22:50.059835109</meta:creation-date>
    <dc:date>2025-11-14T22:23:00.188908203</dc:date>
    <meta:editing-duration>PT11S</meta:editing-duration>
    <meta:editing-cycles>1</meta:editing-cycles>
    <meta:document-statistic meta:table-count="0" meta:image-count="0" meta:object-count="0" meta:page-count="4" meta:paragraph-count="78" meta:word-count="1362" meta:character-count="9625" meta:non-whitespace-character-count="8353"/>
    <meta:generator>LibreOffice/24.2.7.2$Linux_X86_64 LibreOffice_project/420$Build-2</meta:generator>
  </office:meta>
</office:document-meta>
</file>